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5" style:parent-style-name="ListParagraph" style:family="paragraph">
      <style:text-properties style:font-name="Times New Roman" style:font-name-complex="Times New Roman"/>
    </style:style>
    <style:style style:name="P56" style:parent-style-name="ListParagraph" style:family="paragraph">
      <style:text-properties style:font-name="Times New Roman" style:font-name-complex="Times New Roman"/>
    </style:style>
    <style:style style:name="P57" style:parent-style-name="ListParagraph" style:family="paragraph">
      <style:text-properties style:font-name="Times New Roman" style:font-name-complex="Times New Roman"/>
    </style:style>
    <style:style style:name="P58" style:parent-style-name="ListParagraph" style:family="paragraph"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ListParagraph" style:family="paragraph"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2" style:parent-style-name="ListParagraph" style:family="paragraph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 text:c="2"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github.com/NduvhoEdward" office:target-frame-name="_top" xlink:show="replace"><text:span text:style-name="T11">Github</text:span></text:a><text:span text:style-name="T12"><text:s/>|<text:s/></text:span><text:a xlink:href="https://www.linkedin.com/in/nduvhoedward" office:target-frame-name="_top" xlink:show="replace"><text:span text:style-name="T13">LinkedIn</text:span></text:a></text:p>
      <text:h text:style-name="Heading2" text:outline-level="2"><text:span text:style-name="T14">Professional Summary</text:span></text:h>
      <text:p text:style-name="P15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16" text:outline-level="2">Technical Skills</text:h>
      <text:list text:style-name="LFO3" text:continue-numbering="true">
        <text:list-item>
          <text:p text:style-name="P17"><text:span text:style-name="T18">Programming Languages:</text:span><text:span text:style-name="T19"><text:s/>C, C++, Python, AVR Assembly, Matlab, JavaScript, HTML/CSS</text:span></text:p>
        </text:list-item>
        <text:list-item>
          <text:p text:style-name="P20"><text:span text:style-name="T21">Tools:</text:span><text:span text:style-name="T22"><text:s/>VS Code, Git, LTspice, Proteus Design Suite, Autodesk Eagle, Fusion 360, Matlab, LOGO Soft Comfort, Microsoft Excel, Power BI</text:span></text:p>
        </text:list-item>
        <text:list-item>
          <text:p text:style-name="P23"><text:span text:style-name="T24">Hardware:</text:span><text:span text:style-name="T25"><text:s/>STM32, Atmel AVR, ESP32, Siemens LOGO PLC, Oscilloscopes, Multimeters, Soldering (through-hole &amp; basic SMD), Circuit Debugging &amp; Repair</text:span></text:p>
        </text:list-item>
        <text:list-item>
          <text:p text:style-name="P26"><text:span text:style-name="T27">Platforms:</text:span><text:span text:style-name="T28"><text:s/>Linux (various distros + CLI), Windows.<text:s/></text:span></text:p>
        </text:list-item>
      </text:list>
      <text:h text:style-name="Heading2" text:outline-level="2"><text:span text:style-name="T29">Experience</text:span></text:h>
      <text:p text:style-name="P30"/>
      <text:p text:style-name="P31">Assistant to the Services Manager, Integrated Mining Technologies - Kuruman Auto <text:s text:c="5"/></text:p>
      <text:p text:style-name="P32">December 2024 – January 2025</text:p>
      <text:list text:style-name="LFO4" text:continue-numbering="true">
        <text:list-item>
          <text:p text:style-name="P33">Developed an Excel-based job card system to streamline service reporting, eliminate redundant data entry, and standardize data capture.</text:p>
        </text:list-item>
        <text:list-item>
          <text:p text:style-name="P34">Analyzed service data to identify failure trends and process bottlenecks, leading to improved maintenance planning and resource utilization.</text:p>
        </text:list-item>
        <text:list-item>
          <text:p text:style-name="P35">Leveraged engineering KPIs (e.g., MTTR, MTBF) to evaluate system performance and support data-driven strategies that reduced downtime and operational costs.</text:p>
        </text:list-item>
      </text:list>
      <text:p text:style-name="P36"/>
      <text:p text:style-name="P37">Junior Electrical Engineer (Part-time), iMining (Pty) Ltd <text:s text:c="53"/>February 2024 – May 2024</text:p>
      <text:list text:style-name="LFO5" text:continue-numbering="true">
        <text:list-item>
          <text:p text:style-name="P38">Designed and programmed firmware (C/C++) for an inductive piston position measurement system, supporting integration and reducing component costs.</text:p>
        </text:list-item>
        <text:list-item>
          <text:p text:style-name="P39">Designed and implemented a communication port extender using an STM32 microcontroller to drive RS485 and CAN buses, enabling external device interfacing.</text:p>
        </text:list-item>
        <text:list-item>
          <text:p text:style-name="P40">Developed and tested custom PCBs for embedded measurement and control applications.</text:p>
        </text:list-item>
        <text:list-item>
          <text:p text:style-name="P41">Performed circuit diagnosis and fault finding during prototype bring-up and lab testing.</text:p>
        </text:list-item>
        <text:list-item>
          <text:p text:style-name="P42">Assembled and soldered PCB prototypes (through-hole and SMD) as part of system prototyping and debugging.</text:p>
        </text:list-item>
        <text:list-item>
          <text:p text:style-name="P43">Collaborated with cross-functional engineering teams to align hardware and firmware specifications.</text:p>
        </text:list-item>
      </text:list>
      <text:p text:style-name="P44"/>
      <text:p text:style-name="P45"/>
      <text:soft-page-break/>
      <text:p text:style-name="P46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47">Designed a sensor-driven PCB measurement system for explosive substances, replacing manual methods and improving safety and accuracy.</text:p>
        </text:list-item>
        <text:list-item>
          <text:p text:style-name="P48">Integrated pressure and flow sensors to automate tank level tracking and dispensing.</text:p>
        </text:list-item>
        <text:list-item>
          <text:p text:style-name="P49">Created schematics in Autodesk Eagle and mechanical models in Fusion 360 for electromechanical integration.</text:p>
        </text:list-item>
        <text:list-item>
          <text:p text:style-name="P50">Built and soldered system prototypes for hardware validation, testing, and calibration.</text:p>
        </text:list-item>
        <text:list-item>
          <text:p text:style-name="P51">Developed a web-based interface for remote monitoring and wireless system testing.</text:p>
        </text:list-item>
        <text:list-item>
          <text:p text:style-name="P52">Assisted with firmware, PCB testing, and diagnostics during prototyping phases.</text:p>
        </text:list-item>
      </text:list>
      <text:p text:style-name="P53"/>
      <text:p text:style-name="P54">Undergraduate Research Assistant, Wits of School of Electrical and Information Engineering <text:s text:c="9"/>June - July 2023</text:p>
      <text:list text:style-name="LFO5" text:continue-numbering="true">
        <text:list-item>
          <text:p text:style-name="P55">Supported research on programmable LED lighting systems used in mosquito breeding experiments.</text:p>
        </text:list-item>
        <text:list-item>
          <text:p text:style-name="P56">Performed fault-finding and circuit diagnosis on laboratory equipment.</text:p>
        </text:list-item>
        <text:list-item>
          <text:p text:style-name="P57">Calibrated, maintained, and tested lab equipment to ensure reliable experimental results.</text:p>
        </text:list-item>
        <text:list-item>
          <text:p text:style-name="P58">Ensured laboratory safety, documentation accuracy, and environment organization.</text:p>
        </text:list-item>
      </text:list>
      <text:p text:style-name="P59"/>
      <text:p text:style-name="P60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1">Retrieved and processed data for road–river crossing assessments</text:p>
        </text:list-item>
        <text:list-item>
          <text:p text:style-name="P62">Evaluated infrastructure and prioritized repairs to optimize maintenance planning</text:p>
        </text:list-item>
      </text:list>
      <text:p text:style-name="P63"/>
      <text:p text:style-name="P64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65">Supported groups and individual students in mastering microprocessor concepts, with a focus on Assembly language programming.</text:p>
        </text:list-item>
        <text:list-item>
          <text:p text:style-name="P66">Assisted with software setup, debugging Assembly code, and applying development tools during practical lab sessions.</text:p>
        </text:list-item>
        <text:list-item>
          <text:p text:style-name="P67">Facilitated hands-on learning by guiding students through troubleshooting and programming challenges.</text:p>
        </text:list-item>
      </text:list>
      <text:p text:style-name="P68"/>
      <text:p text:style-name="P69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0">Tested and evaluated new microcontrollers for integration into upcoming courses and lab exercises.</text:p>
        </text:list-item>
        <text:list-item>
          <text:p text:style-name="P71">Implemented and validated practical lab experiments to ensure technical accuracy and feasibility.</text:p>
        </text:list-item>
        <text:list-item>
          <text:p text:style-name="P72">Reviewed lab instructions to improve clarity, workflow, and timing for enhanced student learning outcomes.</text:p>
        </text:list-item>
      </text:list>
      <text:h text:style-name="Heading2" text:outline-level="2"><text:span text:style-name="T73">Education</text:span></text:h>
      <text:p text:style-name="Standard"><text:span text:style-name="T74">BSc (Hon) Electrical and Information Engineering,<text:s/></text:span><text:span text:style-name="T75"><text:tab/></text:span><text:span text:style-name="T76"><text:tab/>4</text:span><text:span text:style-name="T77">th</text:span><text:span text:style-name="T78"><text:s/>Year</text:span><text:span text:style-name="T79"><text:tab/></text:span><text:span text:style-name="T80"><text:tab/>Expected Grad. Date: 2025</text:span></text:p>
      <text:p text:style-name="P81">University of the Witwatersrand, Johannesburg</text:p>
      <text:h text:style-name="P82" text:outline-level="2">Achievements and Awards</text:h>
      <text:list text:style-name="LFO9" text:continue-numbering="true">
        <text:list-item>
          <text:p text:style-name="P83">Triumphs in High-Performance Computing (HPC) and Data Science Competitions:</text:p>
          <text:list text:continue-numbering="true">
            <text:list-item>
              <text:p text:style-name="P84">CHPC-SCC 2021 – 2nd out of 4 national finalists.</text:p>
            </text:list-item>
            <text:list-item>
              <text:p text:style-name="P85">DIRISA Datathon 2020 – 2nd out of 9 national competitors.</text:p>
            </text:list-item>
            <text:list-item>
              <text:p text:style-name="P86">ISC22-SCC – Selected to represent South Africa at the International Supercomputing Conference 2022.</text:p>
            </text:list-item>
          </text:list>
        </text:list-item>
      </text:list>
      <text:h text:style-name="P87" text:outline-level="2">Certifications</text:h>
      <text:p text:style-name="P88">The Cybersecurity Threat Landscape, LinkedIn Learning, 2023</text:p>
      <text:soft-page-break/>
      <text:h text:style-name="P89" text:outline-level="2">Teamwork &amp; Extracurricular Activities</text:h>
      <text:list text:style-name="LFO10" text:continue-numbering="true">
        <text:list-item>
          <text:p text:style-name="P90">Music Collaboration &amp; Performance:</text:p>
        </text:list-item>
      </text:list>
      <text:list text:style-name="LFO11" text:continue-numbering="true">
        <text:list-item>
          <text:list>
            <text:list-item>
              <text:p text:style-name="P91">Proficient in electric piano and bass guitar; self-taught with consistent practice and discipline.</text:p>
            </text:list-item>
            <text:list-item>
              <text:p text:style-name="P92">Collaborate regularly with musicians in group settings, demonstrating good teamwork, creativity, timing, and team synergy.<text:s/></text:p>
            </text:list-item>
          </text:list>
        </text:list-item>
      </text:list>
      <text:list text:style-name="LFO10" text:continue-numbering="true">
        <text:list-item>
          <text:p text:style-name="P93">Competitive Strategy &amp; Systems Thinking:</text:p>
        </text:list-item>
      </text:list>
      <text:list text:style-name="LFO12" text:continue-numbering="true">
        <text:list-item>
          <text:list>
            <text:list-item>
              <text:p text:style-name="P94">Active in online gaming communities, where strategic thinking and coordination under pressure are essential.</text:p>
            </text:list-item>
            <text:list-item>
              <text:p text:style-name="P95">Demonstrate rapid decision-making, adaptive problem solving, and multi-layered systems analysis in real-time environments.</text:p>
            </text:list-item>
          </text:list>
        </text:list-item>
      </text:list>
      <text:h text:style-name="P96" text:outline-level="2">Professional Memberships</text:h>
      <text:list text:style-name="LFO13" text:continue-numbering="true">
        <text:list-item>
          <text:p text:style-name="P97">Student Member, South African Institute of Electrical Engineers (SAIEE)</text:p>
        </text:list-item>
        <text:list-item>
          <text:p text:style-name="P98">Subscriber, Creamer Media (Engineering News, Mining Weekly)<text:s/></text:p>
        </text:list-item>
      </text:list>
      <text:h text:style-name="P99" text:outline-level="2">Conferences and Networking</text:h>
      <text:list text:style-name="LFO14" text:continue-numbering="true">
        <text:list-item>
          <text:p text:style-name="P100">Attendee, [Conference/Workshop Name], [Year]</text:p>
        </text:list-item>
        <text:list-item>
          <text:p text:style-name="P101">[Any other relevant conferences, workshops, or networking events attended]</text:p>
        </text:list-item>
      </text:list>
      <text:h text:style-name="P102" text:outline-level="2">Professional Development</text:h>
      <text:list text:style-name="LFO14" text:continue-numbering="true">
        <text:list-item>
          <text:p text:style-name="P103">Online Course: [Course Title], [Platform], [Year]</text:p>
        </text:list-item>
        <text:list-item>
          <text:p text:style-name="P104">Workshop: [Workshop Title], [Organizer], [Year]</text:p>
        </text:list-item>
      </text:list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06-30T20:06:00Z</dc:date>
    <meta:print-date>2023-11-15T17:41:00Z</meta:print-date>
    <meta:template xlink:href="Normal.dotm" xlink:type="simple"/>
    <meta:editing-cycles>19</meta:editing-cycles>
    <meta:editing-duration>PT8280S</meta:editing-duration>
    <meta:user-defined meta:name="AppVersion">16.0000</meta:user-defined>
    <meta:document-statistic meta:page-count="3" meta:paragraph-count="12" meta:word-count="970" meta:character-count="6492" meta:row-count="46" meta:non-whitespace-character-count="5534"/>
  </office:meta>
</office:document-meta>
</file>